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34f6"/>
    </style:style>
    <style:style style:name="P2" style:family="paragraph" style:parent-style-name="Standard">
      <style:text-properties officeooo:rsid="000e874e" officeooo:paragraph-rsid="000e874e"/>
    </style:style>
    <style:style style:name="P3" style:family="paragraph" style:parent-style-name="Standard">
      <style:text-properties officeooo:paragraph-rsid="0011731a"/>
    </style:style>
    <style:style style:name="P4" style:family="paragraph" style:parent-style-name="Standard">
      <style:text-properties officeooo:paragraph-rsid="0012c0e3"/>
    </style:style>
    <style:style style:name="P5" style:family="paragraph" style:parent-style-name="Standard">
      <style:text-properties fo:language="en" fo:country="US" officeooo:paragraph-rsid="0011731a"/>
    </style:style>
    <style:style style:name="P6" style:family="paragraph" style:parent-style-name="Standard">
      <style:text-properties fo:language="en" fo:country="US" officeooo:paragraph-rsid="0012c0e3"/>
    </style:style>
    <style:style style:name="P7" style:family="paragraph" style:parent-style-name="Standard">
      <style:text-properties officeooo:paragraph-rsid="0012c0e3"/>
    </style:style>
    <style:style style:name="P8" style:family="paragraph" style:parent-style-name="Standard">
      <style:text-properties officeooo:paragraph-rsid="00189904"/>
    </style:style>
    <style:style style:name="P9" style:family="paragraph" style:parent-style-name="Standard">
      <style:text-properties officeooo:rsid="001979a7" officeooo:paragraph-rsid="0019f72e"/>
    </style:style>
    <style:style style:name="P10" style:family="paragraph" style:parent-style-name="Standard">
      <style:text-properties officeooo:paragraph-rsid="0019f72e"/>
    </style:style>
    <style:style style:name="P11" style:family="paragraph" style:parent-style-name="Standard">
      <style:text-properties officeooo:paragraph-rsid="001c1318"/>
    </style:style>
    <style:style style:name="P12" style:family="paragraph" style:parent-style-name="Standard">
      <style:text-properties officeooo:paragraph-rsid="001dacfe"/>
    </style:style>
    <style:style style:name="T1" style:family="text">
      <style:text-properties officeooo:rsid="000b3db7"/>
    </style:style>
    <style:style style:name="T2" style:family="text">
      <style:text-properties officeooo:rsid="000d1f72"/>
    </style:style>
    <style:style style:name="T3" style:family="text">
      <style:text-properties officeooo:rsid="000e34f6"/>
    </style:style>
    <style:style style:name="T4" style:family="text">
      <style:text-properties fo:language="en" fo:country="US"/>
    </style:style>
    <style:style style:name="T5" style:family="text">
      <style:text-properties fo:language="en" fo:country="US" officeooo:rsid="000e34f6"/>
    </style:style>
    <style:style style:name="T6" style:family="text">
      <style:text-properties fo:language="en" fo:country="US" officeooo:rsid="00120fbf"/>
    </style:style>
    <style:style style:name="T7" style:family="text">
      <style:text-properties fo:language="en" fo:country="US" officeooo:rsid="0012c0e3"/>
    </style:style>
    <style:style style:name="T8" style:family="text">
      <style:text-properties fo:language="en" fo:country="US" officeooo:rsid="0014b88f"/>
    </style:style>
    <style:style style:name="T9" style:family="text">
      <style:text-properties fo:language="en" fo:country="US" officeooo:rsid="00189904"/>
    </style:style>
    <style:style style:name="T10" style:family="text">
      <style:text-properties fo:language="en" fo:country="US" officeooo:rsid="0019f254"/>
    </style:style>
    <style:style style:name="T11" style:family="text">
      <style:text-properties fo:language="en" fo:country="US" officeooo:rsid="0019f72e"/>
    </style:style>
    <style:style style:name="T12" style:family="text">
      <style:text-properties fo:language="en" fo:country="US" officeooo:rsid="001a66c4"/>
    </style:style>
    <style:style style:name="T13" style:family="text">
      <style:text-properties fo:language="en" fo:country="US" officeooo:rsid="001c1318"/>
    </style:style>
    <style:style style:name="T14" style:family="text">
      <style:text-properties fo:language="en" fo:country="US" officeooo:rsid="001dacfe"/>
    </style:style>
    <style:style style:name="T15" style:family="text">
      <style:text-properties fo:language="en" fo:country="US" officeooo:rsid="00292457"/>
    </style:style>
    <style:style style:name="T16" style:family="text">
      <style:text-properties fo:language="en" fo:country="US" officeooo:rsid="00298f1b"/>
    </style:style>
    <style:style style:name="T17" style:family="text">
      <style:text-properties fo:language="en" fo:country="US" officeooo:rsid="002c64d4"/>
    </style:style>
    <style:style style:name="T18" style:family="text">
      <style:text-properties fo:language="en" fo:country="US" officeooo:rsid="002ae5ae"/>
    </style:style>
    <style:style style:name="T19" style:family="text">
      <style:text-properties fo:language="en" fo:country="US" officeooo:rsid="001ed403"/>
    </style:style>
    <style:style style:name="T20" style:family="text">
      <style:text-properties officeooo:rsid="000e874e"/>
    </style:style>
    <style:style style:name="T21" style:family="text">
      <style:text-properties officeooo:rsid="000fe839"/>
    </style:style>
    <style:style style:name="T22" style:family="text">
      <style:text-properties officeooo:rsid="0011731a"/>
    </style:style>
    <style:style style:name="T23" style:family="text">
      <style:text-properties officeooo:rsid="0011dc9a"/>
    </style:style>
    <style:style style:name="T24" style:family="text">
      <style:text-properties officeooo:rsid="0019f254"/>
    </style:style>
    <style:style style:name="T25" style:family="text">
      <style:text-properties officeooo:rsid="0019f72e"/>
    </style:style>
    <style:style style:name="T26" style:family="text">
      <style:text-properties officeooo:rsid="001c1318"/>
    </style:style>
    <style:style style:name="T27" style:family="text">
      <style:text-properties officeooo:rsid="001dacfe"/>
    </style:style>
    <style:style style:name="T28" style:family="text">
      <style:text-properties officeooo:rsid="001ed4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work is developed </text:span><text:span text:style-name="T3">mainly i</text:span><text:span text:style-name="T1">n the area of gr</text:span><text:span text:style-name="T3">ou</text:span><text:span text:style-name="T1">p theory, monoid theory and cryptography. <text:s/>We will review both the construction of the braids and the groups of braids and cryptographic methods that base their security on issues related to the group of braids. </text:span><text:span text:style-name="T4">Emphasis will be placed </text:span><text:span text:style-name="T5">on</text:span><text:span text:style-name="T2"> the study of Garside monoids that will </text:span><text:span text:style-name="T3">allow </text:span><text:span text:style-name="T2">us to </text:span><text:span text:style-name="T3">make</text:span><text:span text:style-name="T2"> a practi</text:span><text:span text:style-name="T3">cal</text:span><text:span text:style-name="T2"> use of braids so that we </text:span><text:span text:style-name="T3">can</text:span><text:span text:style-name="T2"> work with them from a computa</text:span><text:span text:style-name="T3">t</text:span><text:span text:style-name="T2">ional point of view </text:span><text:span text:style-name="T3">that allow</text:span><text:span text:style-name="T2"> </text:span><text:span text:style-name="T3">the creation of algorithms involving them. </text:span><text:span text:style-name="T20">T</text:span><text:span text:style-name="T3">hey will </text:span><text:span text:style-name="T20">also provide</text:span><text:span text:style-name="T3"> us solutions to the conjugacy problem and word problem.</text:span></text:p>
      <text:p text:style-name="P1"/>
      <text:p text:style-name="P2">We begin the work by reviewing basic concepts and results about groups necessary for the construction of the braid grop, such as quotien<text:span text:style-name="T21">t groups or </text:span><text:span text:style-name="T23">group</text:span><text:span text:style-name="T21"> presentations.</text:span></text:p>
      <text:p text:style-name="P2"/>
      <text:p text:style-name="P3"><text:span text:style-name="T22">We introduce the definition of monoid together </text:span><text:span text:style-name="T23">with </text:span><text:span text:style-name="T22">two kinds of monoids, free monoids and atomic monoids, that satisfy some characteristics. These monoids allow us </text:span><text:span text:style-name="T23">to work</text:span><text:span text:style-name="T22"> with different </text:span><text:span text:style-name="T23">monoid presentations</text:span><text:span text:style-name="T22">. </text:span><text:span text:style-name="T23">Under</text:span><text:span text:style-name="T22"> the hypothesis </text:span><text:span text:style-name="T23">of working with a monoid that has a weighed presentation, it provides us a solution to the word problem and the divisibility problem.</text:span></text:p>
      <text:p text:style-name="P3"/>
      <text:p text:style-name="P3"><text:span text:style-name="T4">Starting from an atomic monoid $ M $ and a subset $ \Sigma </text:span><text:span text:style-name="T6">\in M</text:span><text:span text:style-name="T4">$, we define the monoid $ M_ \ sigma $. With this definition we can state a theorem of great relevance, since under the </text:span><text:span text:style-name="T6">hypothesis</text:span><text:span text:style-name="T4"> that it presupposes we obtain in $ M_ \ Sigma $ a normal form, the property of cancellation, a solution to the word problem (inherited from the one obtained with the presentations) and a solution to the conjuga</text:span><text:span text:style-name="T6">cy</text:span><text:span text:style-name="T4"> problem. Furthermore, having the concept of an exhaustive set we are able to identify the monoid $ M_ \ Sigma $ with the monoid $ M $ from which it derives.</text:span></text:p>
      <text:p text:style-name="P5"/>
      <text:p text:style-name="P4"><text:span text:style-name="T4">With monoids we get a set of highly useful results. Ultimately we are going to work with the </text:span><text:span text:style-name="T6">braid group</text:span><text:span text:style-name="T4"> and we are interested in seeing how we can obtain results on groups from those obtained on monoids. Fraction groups and pre-Garside monoids are introduced for this purpose. A pre-Garside monoid is defined as a pair $ (M, \ Delta) $ where $ M $ is a monoid and $ \ Delta $ an element of $ M $ that fulfills certain properties. This element is called Garside element. A monomorphism is established between a pre-Garside monoid and its group of fractions, so that we can identify the pre-Garside monoid as a subset of the group of fractions. Thanks to this we get a normal form for the group of fractions as a product of a power of the Garside element and elements of the monoid. This normal </text:span><text:span text:style-name="T7">form</text:span><text:span text:style-name="T4"> that we call the greedy normal </text:span><text:span text:style-name="T7">form</text:span><text:span text:style-name="T4"> is what we use to work with the group of braids. Furthermore, the conjuga</text:span><text:span text:style-name="T7">cy</text:span><text:span text:style-name="T4"> problem in the fraction group can be reduced to a equivalent conjuga</text:span><text:span text:style-name="T7">cy</text:span><text:span text:style-name="T4"> problem in the monoid.</text:span></text:p>
      <text:p text:style-name="P6"/>
      <text:p text:style-name="P4"><text:span text:style-name="T4">A Garside monoid is a pre-Garside monoid $ (M, \ Delta) $, where $ M $ is atomic and $ \ Sigma $ is the set of divisors of $ \ Delta $, </text:span><text:span text:style-name="T8">fullfilling</text:span><text:span text:style-name="T4"> that for any two atoms $ s, t $ of $ M $, the </text:span><text:span text:style-name="T8">set</text:span></text:p>
      <text:p text:style-name="P6">$$ \ {a \ in \ Sigma \ mid s \ preceq a, \ t \ preceq a \} $$</text:p>
      <text:p text:style-name="P4"><text:span text:style-name="T4">has a minim</text:span><text:span text:style-name="T8">al</text:span><text:span text:style-name="T4"> element $ \ Delta_ {s, t} $ (with respect to $ \ preceq $).</text:span></text:p>
      <text:p text:style-name="P6">A Garside monoid is exhaustive when $ 1 \ in \ Sigma $ and $ M $ have a presentation whose generators and relations belong to $ \ Sigma $. The exhaustive Garside monoid manages to gather the characteristics obtained, on the one hand, from the $ M_ \ Sigma $ monoid, and on the other, from the pre-Garside monoids. In this way, with the exhaustive Garside monoids, we obtain what we are looking for to be able to work with the group of braids, a normal form in the group of fractions, which in turn solves the word problem and a solution to the conjugate problem in the group of fractions. We also achieve other desirable properties such as cancellations or the existence and uniqueness of the greatest common divisor and least common multiple in $ M $.</text:p>
      <text:p text:style-name="P6"/>
      <text:p text:style-name="P4"><text:span text:style-name="T9">T</text:span><text:span text:style-name="T4">he mathematician Emil Artin </text:span><text:span text:style-name="T9">was </text:span><text:span text:style-name="T4">who in the first half of the 20th century coined the terms braid and </text:span><text:span text:style-name="T9">braid group</text:span><text:span text:style-name="T4">. He first gave a topological definition of the </text:span><text:span text:style-name="T9">braid group</text:span><text:span text:style-name="T4"> and it was not until years later that he obtained an equivalent algebraic definition of the group of braids from an explicit group presentation. The algebraic definition is known as Artin's braid group and is the group generated by $ n-1 $ elements $ \ sigma_1, \ sigma_2, ..., \ sigma_ {n-1} $ and the braid relation</text:span><text:span text:style-name="T9">s</text:span></text:p>
      <text:p text:style-name="P8"><text:soft-page-break/>$$\sigma_i\sigma_j = \sigma_j\sigma_i,$$</text:p>
      <text:p text:style-name="P8">para todo $i,j\in\{1,2,...,n-1\}$ con $|i-j|\geq 2$ y</text:p>
      <text:p text:style-name="P8"/>
      <text:p text:style-name="P8">$$\sigma_i\sigma_{i+1}\sigma_i =\sigma_{i+1}\sigma_i\sigma_{i+1},$$</text:p>
      <text:p text:style-name="P8"><text:span text:style-name="T4">para todo $i\in\{1,2,...,n-2\}$.</text:span></text:p>
      <text:p text:style-name="P8"><text:span text:style-name="T4"/></text:p>
      <text:p text:style-name="P8"><text:span text:style-name="T4">The topological definition of braid is more intuitive and is made from the concept of geometric braid of $ n $ strands. We consider I as the interval $ [0,1] $. A geometric braid of $ n $ strands, with $ n \ geq 1 $, is a subset $ \ mathcal {B} \ subset \ mathbb {R} ^ 2 \ times I $ formed by $ n $ topological intervals (subsets of $ \ mathbb {R} ^ 2 \ times I $ homeomorphs to the interval </text:span><text:span text:style-name="T10">I</text:span><text:span text:style-name="T4">) disjoint called strands in such a way that the projection $ \ mathbb {R} ^ 2 \ times I \ rightarrow I $ establishes a homeomorphism of each thread in $ I $ </text:span><text:span text:style-name="T11">and</text:span></text:p>
      <text:p text:style-name="P9">$$\mathcal{B}\cap(\mathbb{R}^2\times \{0\})=\{(1,0,0),(2,0,0),...,(n,0,0)\},$$</text:p>
      <text:p text:style-name="P9"><text:span text:style-name="T11">$$\mathcal{B}\cap(\mathbb{R}^2\times \{1\})=\{(1,0,1),(2,0,1),...,(n,0,1)\}.$$</text:span></text:p>
      <text:p text:style-name="P9"><text:span text:style-name="T11">Each strand of $\mathcal {B}$ intersects the plane $\mathbb{R}^2 \ times \ {t \} $ with $ t \ in I $ at a single point and connects a point $ (i, 0 , 0) $ with a point $(s(i), 0,1) $ where $ i, s (i) \ in \ {1,2, ..., n \} $. The sequence $(s(1), s(2), ..., s(n))$ is a permutation of the set $ \ {1,2, ..., n \} $ called the underlying permutation of $ \mathcal {B}$.</text:span></text:p>
      <text:p text:style-name="P9"><text:span text:style-name="T11"/></text:p>
      <text:p text:style-name="P10"><text:span text:style-name="T11">Through isotopies that are informally simply continuous deformations of one geometric braid in another, an equivalence relation is established. The set of equivalence classes associated with this relation are called </text:span><text:span text:style-name="T12">braids of </text:span><text:span text:style-name="T11">$n$ strand.</text:span></text:p>
      <text:p text:style-name="P10"><text:span text:style-name="T11"/></text:p>
      <text:p text:style-name="P10"><text:span text:style-name="T11">Geometric braids can be represented by braid diagrams that are projections in the plane. Through the concatenation of the braid diagrams the product of braids is defined. The set of braids of $n$ strands together with this operation form a group. Finally it is shown that this group is equivalent to Artin's group of braids.</text:span></text:p>
      <text:p text:style-name="P10"><text:span text:style-name="T11"/></text:p>
      <text:p text:style-name="P10"><text:span text:style-name="T11">We build the braid monoid using the braid group presentation as the monoid presentation. The braids of this monoid are called positive braids. The pair formed by the braid monoid and the Garside element $ \ Delta_n $ constitutes an exhaustive Garside monoid and the associated group of fractions is the braid group, being able to use all the results and characteristics mentioned above.</text:span></text:p>
      <text:p text:style-name="P10"><text:span text:style-name="T11"/></text:p>
      <text:p text:style-name="P10"><text:span text:style-name="T11">We review the basic concepts of cryptography and what the main cryptographic methods consist of, such as symmetric and asymmetric encryption, key exchange, digital signature or authentication.</text:span></text:p>
      <text:p text:style-name="P10"><text:span text:style-name="T11"/></text:p>
      <text:p text:style-name="P11"><text:span text:style-name="T11">In order to apply the use of </text:span><text:span text:style-name="T13">the braid group</text:span><text:span text:style-name="T11"> in cryptography, we use cryptographic platforms, cryptographic protocols based on algebraic objects. If the algebraic object used is a group, this is called a platform group. The security of a cryptographic protocol then depends on the computational or theoretical difficulty of solving a group theory problem in the platform group. For a platform group $G$ to be suitable for a group-based cryptographic protocol, $G$ must possess certain properties that make the protocol both efficient to implement and secure. It must have a finite presentation. It also has to have a normal </text:span><text:span text:style-name="T13">form</text:span><text:span text:style-name="T11"> to represent the elements in a unique way. It is desirable that the set of elements that can be represented with a certain maximum length grows exponentially with it. It is important that it presents a good diffusion when determining the normal forms of the products, that is, when finding the normal form of a product it is computationally </text:span><text:span text:style-name="T13">hard</text:span><text:span text:style-name="T11"> to calculate the factors. Finally, the group must have a group problem complex enough that it cannot be solved computationally.</text:span></text:p>
      <text:p text:style-name="P11"><text:span text:style-name="T11"/></text:p>
      <text:p text:style-name="P11"><text:span text:style-name="T11">We review </text:span><text:span text:style-name="T14">some</text:span><text:span text:style-name="T11"> cryptographic methods based on the </text:span><text:span text:style-name="T14">braid group</text:span><text:span text:style-name="T11"> and the conjuga</text:span><text:span text:style-name="T14">cy</text:span><text:span text:style-name="T11"> problem or its variants, such as their algorithms. Among them are the Anshel-Anshel-Goldfeld and Ko, Lee et al key exchange schemes, which were the first attempts to use non-abelian groups as a platform group. </text:span><text:soft-page-break/><text:span text:style-name="T11">An implementation of these is carried out and a study of the execution times is made by varying the parameters of the algorithms.</text:span></text:p>
      <text:p text:style-name="P11"><text:span text:style-name="T11"/></text:p>
      <text:p text:style-name="P11"><text:span text:style-name="T11">Finally, a section is dedicated to cryptanalysis of this type of methods. In essence, to break these methods it is enough to solve the conjuga</text:span><text:span text:style-name="T14">cy</text:span><text:span text:style-name="T11"> problem. We are talking about various techniques to solve this problem computationally, since the solution provided by the Garside monoids is theoretical and cannot be calculated in practice. These are the calculation of the super </text:span><text:span text:style-name="T14">summit </text:span><text:span text:style-name="T11">sets, the length-based attacks, and the theoretical representation attacks. We also show a heuristic to solve the conjugate problem of which we carry out an implementation. We perform different runs of the algorithm for different conjuga</text:span><text:span text:style-name="T19">cy</text:span><text:span text:style-name="T11"> problems and show their </text:span><text:span text:style-name="T19">exit</text:span><text:span text:style-name="T11"> rate. The results obtained by the original author's implementation are also shown.</text:span></text:p>
      <text:p text:style-name="P12"><text:span text:style-name="T18"/></text:p>
      <text:p text:style-name="P8"><text:span text:style-name="T4"/></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8:44:52.474212219</meta:creation-date>
    <meta:generator>LibreOffice/6.4.6.2$Linux_X86_64 LibreOffice_project/40$Build-2</meta:generator>
    <dc:date>2021-10-26T13:27:17.529678720</dc:date>
    <meta:editing-duration>PT6M52S</meta:editing-duration>
    <meta:editing-cycles>3</meta:editing-cycles>
    <meta:document-statistic meta:table-count="0" meta:image-count="0" meta:object-count="0" meta:page-count="3" meta:paragraph-count="25" meta:word-count="1559" meta:character-count="8905" meta:non-whitespace-character-count="7370"/>
  </office:meta>
</office:document-meta>
</file>